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2.8433in" svg:height="2.8433in" svg:x="0.3744in" svg:y="0.3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draw:text-style-name="P1" svg:width="2.8433in" svg:height="2.8433in" svg:x="2.7634in" svg:y="1.0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2" draw:text-style-name="P1" svg:width="0.1476in" svg:height="0.1476in" svg:x="1.7346in" svg:y="1.6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1" svg:width="0.1476in" svg:height="0.1476in" svg:x="1.7835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" svg:width="0.1106in" svg:height="0.1106in" svg:x="2.9972in" svg:y="1.9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2" draw:text-style-name="P1" svg:width="0.1594in" svg:height="0.1594in" svg:x="1.698in" svg:y="2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" svg:width="0.1961in" svg:height="0.1961in" svg:x="0.7783in" svg:y="1.5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" svg:width="0.1843in" svg:height="0.1843in" svg:x="4.1366in" svg:y="2.4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2" draw:text-style-name="P1" svg:width="0.1835in" svg:height="0.1835in" svg:x="4.1366in" svg:y="1.4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2" draw:text-style-name="P1" svg:width="0.1843in" svg:height="0.1843in" svg:x="5.252in" svg:y="2.3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2" draw:text-style-name="P1" svg:width="0.2453in" svg:height="0.2453in" svg:x="3.9898in" svg:y="3.4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style-name="gr3" draw:text-style-name="P1" svg:x1="1.8201in" svg:y1="1.6256in" svg:x2="1.8567in" svg:y2="0.6945in"><text:p/></draw:line><draw:line text:anchor-type="paragraph" draw:z-index="12" draw:style-name="gr3" draw:text-style-name="P1" svg:x1="1.8201in" svg:y1="1.7728in" svg:x2="2.9972in" svg:y2="1.9563in"><text:p/></draw:line><draw:line text:anchor-type="paragraph" draw:z-index="13" draw:style-name="gr3" draw:text-style-name="P1" svg:x1="1.7957in" svg:y1="1.7728in" svg:x2="1.7957in" svg:y2="2.7776in"><text:p/></draw:line><draw:line text:anchor-type="paragraph" draw:z-index="14" draw:style-name="gr3" draw:text-style-name="P1" svg:x1="1.8201in" svg:y1="1.687in" svg:x2="0.9744in" svg:y2="1.6744in"><text:p/></draw:line><draw:line text:anchor-type="paragraph" draw:z-index="15" draw:style-name="gr3" draw:text-style-name="P1" svg:x1="4.2102in" svg:y1="2.422in" svg:x2="4.222in" svg:y2="1.5882in"><text:p/></draw:line><draw:line text:anchor-type="paragraph" draw:z-index="16" draw:style-name="gr3" draw:text-style-name="P1" svg:x1="4.3209in" svg:y1="2.4835in" svg:x2="5.3618in" svg:y2="2.4709in"><text:p/></draw:line><draw:line text:anchor-type="paragraph" draw:z-index="17" draw:style-name="gr3" draw:text-style-name="P1" svg:x1="4.2224in" svg:y1="2.6063in" svg:x2="4.1244in" svg:y2="3.4638in"><text:p/></draw:line><draw:line text:anchor-type="paragraph" draw:z-index="18" draw:style-name="gr3" draw:text-style-name="P1" svg:x1="4.1366in" svg:y1="2.422in" svg:x2="3.1075in" svg:y2="2.0665in"><text:p/></draw:line><draw:frame text:anchor-type="paragraph" draw:z-index="19" draw:style-name="gr4" draw:text-style-name="P2" svg:width="0.3067in" svg:height="0.2823in" svg:x="1.9673in" svg:y="1.4173in"><draw:text-box><text:p text:style-name="P1"><text:span text:style-name="T1">3</text:span></text:p></draw:text-box></draw:frame><draw:frame text:anchor-type="paragraph" draw:z-index="20" draw:style-name="gr4" draw:text-style-name="P2" svg:width="0.3067in" svg:height="0.2823in" svg:x="4.3453in" svg:y="2.0791in"><draw:text-box><text:p text:style-name="P1"><text:span text:style-name="T1">2</text:span></text:p></draw:text-box></draw:frame><draw:frame text:anchor-type="paragraph" draw:z-index="21" draw:style-name="gr4" draw:text-style-name="P2" svg:width="0.3067in" svg:height="0.2823in" svg:x="2.911in" svg:y="1.6744in"><draw:text-box><text:p text:style-name="P1"><text:span text:style-name="T1">5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2:11:49.586769655</meta:creation-date>
    <dc:date>2015-10-07T12:15:13.529265208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